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6376" officeooo:paragraph-rsid="001d6376"/>
    </style:style>
    <style:style style:name="P2" style:family="paragraph" style:parent-style-name="Standard">
      <style:text-properties officeooo:rsid="001d6376" officeooo:paragraph-rsid="001d63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URCES POUR FT_CONTAINERS</text:p>
      <text:p text:style-name="P1"/>
      <text:p text:style-name="P1"/>
      <text:p text:style-name="P1"><text:a xlink:type="simple" xlink:href="https://cplusplus.com/reference/stl/" text:style-name="Internet_20_link" text:visited-style-name="Visited_20_Internet_20_Link">https://cplusplus.com/reference/stl/</text:a></text:p>
      <text:p text:style-name="P1"/>
      <text:p text:style-name="P1"><text:a xlink:type="simple" xlink:href="https://cplusplus.com/reference/vector/vector/" text:style-name="Internet_20_link" text:visited-style-name="Visited_20_Internet_20_Link">https://cplusplus.com/reference/vector/vector/</text:a></text:p>
      <text:p text:style-name="P1"/>
      <text:p text:style-name="P1"><text:a xlink:type="simple" xlink:href="https://github.com/Korkrane/42CONTAINERS/blob/main/srcs/vector.hpp" text:style-name="Internet_20_link" text:visited-style-name="Visited_20_Internet_20_Link">https://github.com/Korkrane/42CONTAINERS/blob/main/srcs/vector.hpp</text:a></text:p>
      <text:p text:style-name="P1"/>
      <text:p text:style-name="P1"><text:a xlink:type="simple" xlink:href="https://github.com/Exio666/ft_containers" text:style-name="Internet_20_link" text:visited-style-name="Visited_20_Internet_20_Link">https://github.com/Exio666/ft_containers</text:a></text:p>
      <text:p text:style-name="P1"/>
      <text:p text:style-name="P1"><text:a xlink:type="simple" xlink:href="https://www.enseignement.polytechnique.fr/informatique/INF478/docs/Cpp/en/cpp/container/vector/vector.html" text:style-name="Internet_20_link" text:visited-style-name="Visited_20_Internet_20_Link">https://www.enseignement.polytechnique.fr/informatique/INF478/docs/Cpp/en/cpp/container/vector/vector.html</text:a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2:07:15.379672318</meta:creation-date>
    <dc:date>2022-10-24T14:11:43.906364147</dc:date>
    <meta:editing-duration>PT13M4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6" meta:word-count="8" meta:character-count="320" meta:non-whitespace-character-count="318"/>
  </office:meta>
</office:document-meta>
</file>